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5.535cm" fo:margin-top="0cm" fo:margin-bottom="0.499cm" table:align="left" style:may-break-between-rows="false"/>
    </style:style>
    <style:style style:name="Table3.A" style:family="table-column">
      <style:table-column-properties style:column-width="5.535cm"/>
    </style:style>
    <style:style style:name="Table3.1" style:family="table-row">
      <style:table-row-properties style:row-height="2.54cm"/>
    </style:style>
    <style:style style:name="Table3.A1" style:family="table-cell">
      <style:table-cell-properties style:vertical-align="middle" fo:padding="0.097cm" fo:border="0.05pt solid #000000"/>
    </style:style>
    <style:style style:name="Table3.2" style:family="table-row">
      <style:table-row-properties style:row-height="3.5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row-height="3.05cm"/>
    </style:style>
    <style:style style:name="Table3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5.556cm" table:align="left"/>
    </style:style>
    <style:style style:name="Table1.A" style:family="table-column">
      <style:table-column-properties style:column-width="5.556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DejaVu Sans1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57150784" text:id="ct57150784">
          <text:format-change>
            <office:change-info>
              <dc:creator>dani </dc:creator>
              <dc:date>2015-09-18T19:22:00</dc:date>
            </office:change-info>
          </text:format-change>
        </text:changed-region>
        <text:changed-region xml:id="ct57148208" text:id="ct57148208">
          <text:insertion>
            <office:change-info>
              <dc:creator>dani </dc:creator>
              <dc:date>2015-09-11T16:37:00</dc:date>
            </office:change-info>
          </text:insertion>
        </text:changed-region>
        <text:changed-region xml:id="ct57295872" text:id="ct57295872">
          <text:insertion>
            <office:change-info>
              <dc:creator>dani </dc:creator>
              <dc:date>2015-09-11T16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change-start text:change-id="ct57150784"/><office:annotation><dc:creator>dani </dc:creator><dc:date>2015-09-11T13:29:37</dc:date><text:p text:style-name="P4"><text:span text:style-name="T1">do table for card in cards</text:span></text:p></office:annotation><text:change-end text:change-id="ct57150784"/><text:change-start text:change-id="ct57148208"/>card['title']<text:change-end text:change-id="ct57148208"/></text:p>
          </table:table-cell>
        </table:table-row>
        <table:table-row table:style-name="Table3.2">
          <table:table-cell table:style-name="Table3.A2" office:value-type="string">
            <text:p text:style-name="P1"><office:annotation><dc:creator>dani </dc:creator><dc:date>2015-09-11T13:24:48</dc:date><text:p text:style-name="P4"><text:span text:style-name="T2">do text </text:span></text:p><text:p text:style-name="P4"><text:span text:style-name="T2">from document( at=card['picture'] )</text:span></text:p></office:annotation>i</text:p>
          </table:table-cell>
        </table:table-row>
        <table:table-row table:style-name="Table3.3">
          <table:table-cell table:style-name="Table3.A3" office:value-type="string">
            <text:p text:style-name="P3"><text:change-start text:change-id="ct57295872"/>card['info']<text:change-end text:change-id="ct57295872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9T15:12:29</dc:date>
    <dc:creator>dani </dc:creator>
    <meta:editing-duration>PT25M22S</meta:editing-duration>
    <meta:editing-cycles>11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